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0.591cm"/>
    </style:style>
    <style:style style:name="co3" style:family="table-column">
      <style:table-column-properties fo:break-before="auto" style:column-width="0.73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 style:data-style-name="N8036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141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141cm solid #000000" style:vertical-align="middle"/>
      <style:paragraph-properties fo:margin-left="0cm" style:writing-mode="page"/>
    </style:style>
    <style:style style:name="ce1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1" style:family="table-cell" style:parent-style-name="Excel_20_Built-in_20_Normal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Excel_20_Built-in_20_Normal">
      <style:table-cell-properties fo:border-bottom="none" fo:background-color="#a6a6a6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141cm solid #000000" style:vertical-align="middle"/>
      <style:paragraph-properties fo:margin-left="0cm" style:writing-mode="page"/>
    </style:style>
    <style:style style:name="ce14" style:family="table-cell" style:parent-style-name="Excel_20_Built-in_20_Normal">
      <style:table-cell-properties fo:border-bottom="none" fo:background-color="#a6a6a6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5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gr1" style:family="graphic">
      <style:graphic-properties draw:stroke="solid" svg:stroke-width="0.071cm" svg:stroke-color="#ff0000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53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solid" svg:stroke-width="0.071cm" svg:stroke-color="#4a7ebb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59" table:default-cell-style-name="ce1"/>
        <table:table-column table:style-name="co1" table:number-columns-repeated="189" table:default-cell-style-name="ce1"/>
        <table:table-column table:style-name="co2" table:number-columns-repeated="8" table:default-cell-style-name="ce1"/>
        <table:table-column table:style-name="co3" table:number-columns-repeated="59" table:default-cell-style-name="ce1"/>
        <table:table-column table:style-name="co1" table:number-columns-repeated="189" table:default-cell-style-name="ce1"/>
        <table:table-column table:style-name="co2" table:number-columns-repeated="8" table:default-cell-style-name="ce1"/>
        <table:table-column table:style-name="co3" table:number-columns-repeated="59" table:default-cell-style-name="ce1"/>
        <table:table-column table:style-name="co1" table:number-columns-repeated="189" table:default-cell-style-name="ce1"/>
        <table:table-column table:style-name="co2" table:number-columns-repeated="8" table:default-cell-style-name="ce1"/>
        <table:table-column table:style-name="co3" table:number-columns-repeated="59" table:default-cell-style-name="ce1"/>
        <table:table-column table:style-name="co1" table:number-columns-repeated="18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グループBの課題1-4スケジュール</text:p>
          </table:table-cell>
          <table:table-cell table:number-columns-repeated="37"/>
          <table:table-cell table:style-name="ce15" office:value-type="string">
            <text:p>エルエスアイ開発研究所</text:p>
          </table:table-cell>
          <table:table-cell table:style-name="ce15" table:number-columns-repeated="5"/>
          <table:table-cell table:number-columns-repeated="979"/>
        </table:table-row>
        <table:table-row table:style-name="ro1">
          <table:table-cell/>
          <table:table-cell table:style-name="ce3"/>
          <table:table-cell table:number-columns-repeated="37"/>
          <table:table-cell table:style-name="ce15" table:number-columns-repeated="6"/>
          <table:table-cell table:number-columns-repeated="979"/>
        </table:table-row>
        <table:table-row table:style-name="ro2">
          <table:table-cell/>
          <table:table-cell table:style-name="ce4" office:value-type="string">
            <text:p>Aチーム: An , Nam</text:p>
          </table:table-cell>
          <table:table-cell table:number-columns-repeated="37"/>
          <table:table-cell table:style-name="ce15" table:number-columns-repeated="6"/>
          <table:table-cell table:number-columns-repeated="979"/>
        </table:table-row>
        <table:table-row table:style-name="ro1">
          <table:table-cell table:number-columns-repeated="25"/>
          <table:table-cell>
            <draw:custom-shape table:end-cell-address="Sheet1.Z5" table:end-x="0.491cm" table:end-y="0.358cm" draw:z-index="6" draw:name="円/楕円 32" draw:style-name="gr1" draw:text-style-name="P1" svg:width="0.121cm" svg:height="0.181cm" svg:x="0.37cm" svg:y="0.1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office:value-type="string">
            <text:p>レビュー日</text:p>
          </table:table-cell>
          <table:table-cell table:number-columns-repeated="13"/>
          <table:table-cell table:style-name="ce15"/>
          <table:table-cell table:style-name="ce15" office:value-type="string">
            <text:p>ベトナム事務所</text:p>
          </table:table-cell>
          <table:table-cell table:style-name="ce15" table:number-columns-repeated="4"/>
          <table:table-cell table:number-columns-repeated="978"/>
        </table:table-row>
        <table:table-row table:style-name="ro1">
          <table:table-cell table:number-columns-repeated="8"/>
          <table:table-cell table:style-name="ce7" office:value-type="date" office:date-value="2015-10-13" table:number-columns-spanned="5" table:number-rows-spanned="1">
            <text:p>2015/10/13</text:p>
          </table:table-cell>
          <table:covered-table-cell table:number-columns-repeated="4" table:style-name="ce11"/>
          <table:table-cell table:number-columns-repeated="15"/>
          <table:table-cell table:style-name="ce7" office:value-type="date" office:date-value="2015-11-01" table:number-columns-spanned="3" table:number-rows-spanned="1">
            <text:p>2015/11/01</text:p>
          </table:table-cell>
          <table:covered-table-cell table:number-columns-repeated="2" table:style-name="ce11"/>
          <table:table-cell table:number-columns-repeated="6"/>
          <table:table-cell table:style-name="ce7" table:number-columns-spanned="3" table:number-rows-spanned="1"/>
          <table:covered-table-cell table:number-columns-repeated="2" table:style-name="ce11"/>
          <table:table-cell table:number-columns-repeated="984"/>
        </table:table-row>
        <table:table-row table:style-name="ro1">
          <table:table-cell table:style-name="ce2" table:number-columns-repeated="8"/>
          <table:table-cell table:style-name="ce8"/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  <draw:line table:end-cell-address="Sheet1.K7" table:end-x="0.075cm" table:end-y="0.406cm" draw:z-index="9" draw:name="直線コネクタ 5" draw:style-name="gr2" draw:text-style-name="P2" svg:x1="0.075cm" svg:y1="0.406cm" svg:x2="0.075cm" svg:y2="0.294cm">
              <text:p/>
            </draw:line>
          </table:table-cell>
          <table:table-cell table:style-name="ce8" office:value-type="float" office:value="15">
            <text:p>15</text:p>
            <draw:line table:end-cell-address="Sheet1.L8" table:end-x="0.102cm" table:end-y="0.074cm" draw:z-index="4" draw:name="直線コネクタ 5" draw:style-name="gr2" draw:text-style-name="P2" svg:x1="0.102cm" svg:y1="0.547cm" svg:x2="0.102cm" svg:y2="0.267cm">
              <text:p/>
            </draw:line>
          </table:table-cell>
          <table:table-cell table:style-name="ce8" office:value-type="float" office:value="16">
            <text:p>16</text:p>
            <draw:line table:end-cell-address="Sheet1.M7" table:end-x="0.075cm" table:end-y="0.406cm" draw:z-index="10" draw:name="直線コネクタ 5" draw:style-name="gr2" draw:text-style-name="P2" svg:x1="0.075cm" svg:y1="0.406cm" svg:x2="0.075cm" svg:y2="0.294cm">
              <text:p/>
            </draw:line>
          </table:table-cell>
          <table:table-cell table:style-name="ce8" office:value-type="float" office:value="17">
            <text:p>17</text:p>
            <draw:line table:end-cell-address="Sheet1.N8" table:end-x="0.102cm" table:end-y="0.074cm" draw:z-index="5" draw:name="直線コネクタ 9" draw:style-name="gr2" draw:text-style-name="P2" svg:x1="0.102cm" svg:y1="0.547cm" svg:x2="0.102cm" svg:y2="0.267cm">
              <text:p/>
            </draw:line>
          </table:table-cell>
          <table:table-cell table:style-name="ce8" office:value-type="float" office:value="18">
            <text:p>18</text:p>
            <draw:line table:end-cell-address="Sheet1.O7" table:end-x="0.075cm" table:end-y="0.406cm" draw:z-index="11" draw:name="直線コネクタ 5" draw:style-name="gr2" draw:text-style-name="P2" svg:x1="0.075cm" svg:y1="0.406cm" svg:x2="0.075cm" svg:y2="0.294cm">
              <text:p/>
            </draw:line>
            <draw:line table:end-cell-address="Sheet1.O8" table:end-x="0.102cm" table:end-y="0.074cm" draw:z-index="39" draw:name="直線コネクタ 9" draw:style-name="gr2" draw:text-style-name="P2" svg:x1="0.102cm" svg:y1="0.547cm" svg:x2="0.102cm" svg:y2="0.267cm">
              <text:p/>
            </draw:line>
          </table:table-cell>
          <table:table-cell table:style-name="ce8" office:value-type="float" office:value="19">
            <text:p>19</text:p>
            <draw:line table:end-cell-address="Sheet1.P8" table:end-x="0.102cm" table:end-y="0.074cm" draw:z-index="8" draw:name="直線コネクタ 10" draw:style-name="gr2" draw:text-style-name="P2" svg:x1="0.102cm" svg:y1="0.547cm" svg:x2="0.102cm" svg:y2="0.267cm">
              <text:p/>
            </draw:line>
            <draw:line table:end-cell-address="Sheet1.P8" table:end-x="0.102cm" table:end-y="0.074cm" draw:z-index="40" draw:name="直線コネクタ 9" draw:style-name="gr2" draw:text-style-name="P2" svg:x1="0.102cm" svg:y1="0.547cm" svg:x2="0.102cm" svg:y2="0.267cm">
              <text:p/>
            </draw:line>
          </table:table-cell>
          <table:table-cell table:style-name="ce8" office:value-type="float" office:value="20">
            <text:p>20</text:p>
            <draw:line table:end-cell-address="Sheet1.Q7" table:end-x="0.075cm" table:end-y="0.406cm" draw:z-index="12" draw:name="直線コネクタ 5" draw:style-name="gr2" draw:text-style-name="P2" svg:x1="0.075cm" svg:y1="0.406cm" svg:x2="0.075cm" svg:y2="0.294cm">
              <text:p/>
            </draw:line>
            <draw:line table:end-cell-address="Sheet1.Q8" table:end-x="0.102cm" table:end-y="0.074cm" draw:z-index="41" draw:name="直線コネクタ 9" draw:style-name="gr2" draw:text-style-name="P2" svg:x1="0.102cm" svg:y1="0.547cm" svg:x2="0.102cm" svg:y2="0.267cm">
              <text:p/>
            </draw:line>
          </table:table-cell>
          <table:table-cell table:style-name="ce8" office:value-type="float" office:value="21">
            <text:p>21</text:p>
            <draw:line table:end-cell-address="Sheet1.R7" table:end-x="0.076cm" table:end-y="0.406cm" draw:z-index="3" draw:name="直線コネクタ 2" draw:style-name="gr2" draw:text-style-name="P2" svg:x1="0.076cm" svg:y1="0.406cm" svg:x2="0.076cm" svg:y2="0.294cm">
              <text:p/>
            </draw:line>
            <draw:line table:end-cell-address="Sheet1.R8" table:end-x="0.102cm" table:end-y="0.074cm" draw:z-index="42" draw:name="直線コネクタ 9" draw:style-name="gr2" draw:text-style-name="P2" svg:x1="0.102cm" svg:y1="0.547cm" svg:x2="0.102cm" svg:y2="0.267cm">
              <text:p/>
            </draw:line>
          </table:table-cell>
          <table:table-cell table:style-name="ce8" office:value-type="float" office:value="22">
            <text:p>22</text:p>
            <draw:line table:end-cell-address="Sheet1.S7" table:end-x="0.075cm" table:end-y="0.406cm" draw:z-index="17" draw:name="直線コネクタ 5" draw:style-name="gr2" draw:text-style-name="P2" svg:x1="0.075cm" svg:y1="0.406cm" svg:x2="0.075cm" svg:y2="0.294cm">
              <text:p/>
            </draw:line>
            <draw:line table:end-cell-address="Sheet1.S8" table:end-x="0.102cm" table:end-y="0.074cm" draw:z-index="43" draw:name="直線コネクタ 9" draw:style-name="gr2" draw:text-style-name="P2" svg:x1="0.102cm" svg:y1="0.547cm" svg:x2="0.102cm" svg:y2="0.267cm">
              <text:p/>
            </draw:line>
          </table:table-cell>
          <table:table-cell table:style-name="ce8" office:value-type="float" office:value="23">
            <text:p>23</text:p>
            <draw:line table:end-cell-address="Sheet1.T8" table:end-x="0.101cm" table:end-y="0.074cm" draw:z-index="14" draw:name="直線コネクタ 5" draw:style-name="gr2" draw:text-style-name="P2" svg:x1="0.101cm" svg:y1="0.547cm" svg:x2="0.101cm" svg:y2="0.267cm">
              <text:p/>
            </draw:line>
            <draw:line table:end-cell-address="Sheet1.T8" table:end-x="0.101cm" table:end-y="0.074cm" draw:z-index="44" draw:name="直線コネクタ 9" draw:style-name="gr2" draw:text-style-name="P2" svg:x1="0.101cm" svg:y1="0.547cm" svg:x2="0.101cm" svg:y2="0.267cm">
              <text:p/>
            </draw:line>
          </table:table-cell>
          <table:table-cell table:style-name="ce8" office:value-type="float" office:value="24">
            <text:p>24</text:p>
            <draw:line table:end-cell-address="Sheet1.U7" table:end-x="0.075cm" table:end-y="0.406cm" draw:z-index="18" draw:name="直線コネクタ 5" draw:style-name="gr2" draw:text-style-name="P2" svg:x1="0.075cm" svg:y1="0.406cm" svg:x2="0.075cm" svg:y2="0.294cm">
              <text:p/>
            </draw:line>
            <draw:line table:end-cell-address="Sheet1.U8" table:end-x="0.102cm" table:end-y="0.074cm" draw:z-index="45" draw:name="直線コネクタ 9" draw:style-name="gr2" draw:text-style-name="P2" svg:x1="0.102cm" svg:y1="0.547cm" svg:x2="0.102cm" svg:y2="0.267cm">
              <text:p/>
            </draw:line>
          </table:table-cell>
          <table:table-cell table:style-name="ce8" office:value-type="float" office:value="25">
            <text:p>25</text:p>
            <draw:line table:end-cell-address="Sheet1.V8" table:end-x="0.101cm" table:end-y="0.074cm" draw:z-index="15" draw:name="直線コネクタ 9" draw:style-name="gr2" draw:text-style-name="P2" svg:x1="0.101cm" svg:y1="0.547cm" svg:x2="0.101cm" svg:y2="0.267cm">
              <text:p/>
            </draw:line>
            <draw:line table:end-cell-address="Sheet1.V8" table:end-x="0.101cm" table:end-y="0.074cm" draw:z-index="46" draw:name="直線コネクタ 9" draw:style-name="gr2" draw:text-style-name="P2" svg:x1="0.101cm" svg:y1="0.547cm" svg:x2="0.101cm" svg:y2="0.267cm">
              <text:p/>
            </draw:line>
          </table:table-cell>
          <table:table-cell table:style-name="ce8" office:value-type="float" office:value="26">
            <text:p>26</text:p>
            <draw:line table:end-cell-address="Sheet1.W7" table:end-x="0.075cm" table:end-y="0.406cm" draw:z-index="19" draw:name="直線コネクタ 5" draw:style-name="gr2" draw:text-style-name="P2" svg:x1="0.075cm" svg:y1="0.406cm" svg:x2="0.075cm" svg:y2="0.294cm">
              <text:p/>
            </draw:line>
            <draw:line table:end-cell-address="Sheet1.W8" table:end-x="0.102cm" table:end-y="0.074cm" draw:z-index="47" draw:name="直線コネクタ 9" draw:style-name="gr2" draw:text-style-name="P2" svg:x1="0.102cm" svg:y1="0.547cm" svg:x2="0.102cm" svg:y2="0.267cm">
              <text:p/>
            </draw:line>
          </table:table-cell>
          <table:table-cell table:style-name="ce8" office:value-type="float" office:value="27">
            <text:p>27</text:p>
            <draw:line table:end-cell-address="Sheet1.X8" table:end-x="0.101cm" table:end-y="0.074cm" draw:z-index="16" draw:name="直線コネクタ 10" draw:style-name="gr2" draw:text-style-name="P2" svg:x1="0.101cm" svg:y1="0.547cm" svg:x2="0.101cm" svg:y2="0.267cm">
              <text:p/>
            </draw:line>
            <draw:line table:end-cell-address="Sheet1.X8" table:end-x="0.101cm" table:end-y="0.074cm" draw:z-index="48" draw:name="直線コネクタ 9" draw:style-name="gr2" draw:text-style-name="P2" svg:x1="0.101cm" svg:y1="0.547cm" svg:x2="0.101cm" svg:y2="0.267cm">
              <text:p/>
            </draw:line>
          </table:table-cell>
          <table:table-cell table:style-name="ce8" office:value-type="float" office:value="28">
            <text:p>28</text:p>
            <draw:line table:end-cell-address="Sheet1.Y7" table:end-x="0.076cm" table:end-y="0.406cm" draw:z-index="20" draw:name="直線コネクタ 5" draw:style-name="gr2" draw:text-style-name="P2" svg:x1="0.076cm" svg:y1="0.406cm" svg:x2="0.076cm" svg:y2="0.294cm">
              <text:p/>
            </draw:line>
            <draw:line table:end-cell-address="Sheet1.Y8" table:end-x="0.102cm" table:end-y="0.074cm" draw:z-index="49" draw:name="直線コネクタ 9" draw:style-name="gr2" draw:text-style-name="P2" svg:x1="0.102cm" svg:y1="0.547cm" svg:x2="0.102cm" svg:y2="0.267cm">
              <text:p/>
            </draw:line>
          </table:table-cell>
          <table:table-cell table:style-name="ce8" office:value-type="float" office:value="29">
            <text:p>29</text:p>
            <draw:line table:end-cell-address="Sheet1.Z7" table:end-x="0.076cm" table:end-y="0.406cm" draw:z-index="13" draw:name="直線コネクタ 2" draw:style-name="gr2" draw:text-style-name="P2" svg:x1="0.076cm" svg:y1="0.406cm" svg:x2="0.076cm" svg:y2="0.294cm">
              <text:p/>
            </draw:line>
            <draw:line table:end-cell-address="Sheet1.Z8" table:end-x="0.101cm" table:end-y="0.074cm" draw:z-index="50" draw:name="直線コネクタ 9" draw:style-name="gr2" draw:text-style-name="P2" svg:x1="0.101cm" svg:y1="0.547cm" svg:x2="0.101cm" svg:y2="0.267cm">
              <text:p/>
            </draw:line>
          </table:table-cell>
          <table:table-cell table:style-name="ce8" office:value-type="float" office:value="30">
            <text:p>30</text:p>
            <draw:line table:end-cell-address="Sheet1.AA7" table:end-x="0.076cm" table:end-y="0.406cm" draw:z-index="25" draw:name="直線コネクタ 5" draw:style-name="gr2" draw:text-style-name="P2" svg:x1="0.076cm" svg:y1="0.406cm" svg:x2="0.076cm" svg:y2="0.294cm">
              <text:p/>
            </draw:line>
            <draw:line table:end-cell-address="Sheet1.AA8" table:end-x="0.102cm" table:end-y="0.074cm" draw:z-index="51" draw:name="直線コネクタ 9" draw:style-name="gr2" draw:text-style-name="P2" svg:x1="0.102cm" svg:y1="0.547cm" svg:x2="0.102cm" svg:y2="0.267cm">
              <text:p/>
            </draw:line>
          </table:table-cell>
          <table:table-cell table:style-name="ce8" office:value-type="float" office:value="31">
            <text:p>31</text:p>
            <draw:line table:end-cell-address="Sheet1.AB7" table:end-x="0.101cm" table:end-y="0.406cm" draw:z-index="22" draw:name="直線コネクタ 5" draw:style-name="gr2" draw:text-style-name="P2" svg:x1="0.101cm" svg:y1="0.406cm" svg:x2="0.101cm" svg:y2="0.294cm">
              <text:p/>
            </draw:line>
            <draw:line table:end-cell-address="Sheet1.AB8" table:end-x="0.101cm" table:end-y="0.074cm" draw:z-index="52" draw:name="直線コネクタ 9" draw:style-name="gr2" draw:text-style-name="P2" svg:x1="0.101cm" svg:y1="0.547cm" svg:x2="0.101cm" svg:y2="0.267cm">
              <text:p/>
            </draw:line>
          </table:table-cell>
          <table:table-cell table:style-name="ce8" office:value-type="float" office:value="1">
            <text:p>1</text:p>
            <draw:line table:end-cell-address="Sheet1.AC7" table:end-x="0.102cm" table:end-y="0.406cm" draw:z-index="26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2">
            <text:p>2</text:p>
            <draw:line table:end-cell-address="Sheet1.AD7" table:end-x="0.075cm" table:end-y="0.406cm" draw:z-index="23" draw:name="直線コネクタ 9" draw:style-name="gr2" draw:text-style-name="P2" svg:x1="0.075cm" svg:y1="0.406cm" svg:x2="0.075cm" svg:y2="0.294cm">
              <text:p/>
            </draw:line>
            <draw:line table:end-cell-address="Sheet1.AD7" table:end-x="0.102cm" table:end-y="0.406cm" draw:z-index="53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3">
            <text:p>3</text:p>
            <draw:line table:end-cell-address="Sheet1.AE7" table:end-x="0.102cm" table:end-y="0.406cm" draw:z-index="27" draw:name="直線コネクタ 5" draw:style-name="gr2" draw:text-style-name="P2" svg:x1="0.102cm" svg:y1="0.406cm" svg:x2="0.102cm" svg:y2="0.294cm">
              <text:p/>
            </draw:line>
            <draw:line table:end-cell-address="Sheet1.AE7" table:end-x="0.102cm" table:end-y="0.406cm" draw:z-index="54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4">
            <text:p>4</text:p>
            <draw:line table:end-cell-address="Sheet1.AF7" table:end-x="0.102cm" table:end-y="0.406cm" draw:z-index="24" draw:name="直線コネクタ 10" draw:style-name="gr2" draw:text-style-name="P2" svg:x1="0.102cm" svg:y1="0.406cm" svg:x2="0.102cm" svg:y2="0.294cm">
              <text:p/>
            </draw:line>
            <draw:line table:end-cell-address="Sheet1.AF7" table:end-x="0.102cm" table:end-y="0.406cm" draw:z-index="55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5">
            <text:p>5</text:p>
            <draw:line table:end-cell-address="Sheet1.AG7" table:end-x="0.102cm" table:end-y="0.406cm" draw:z-index="28" draw:name="直線コネクタ 5" draw:style-name="gr2" draw:text-style-name="P2" svg:x1="0.102cm" svg:y1="0.406cm" svg:x2="0.102cm" svg:y2="0.294cm">
              <text:p/>
            </draw:line>
            <draw:line table:end-cell-address="Sheet1.AG7" table:end-x="0.102cm" table:end-y="0.406cm" draw:z-index="56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6">
            <text:p>6</text:p>
            <draw:line table:end-cell-address="Sheet1.AH7" table:end-x="0.075cm" table:end-y="0.406cm" draw:z-index="21" draw:name="直線コネクタ 2" draw:style-name="gr2" draw:text-style-name="P2" svg:x1="0.075cm" svg:y1="0.406cm" svg:x2="0.075cm" svg:y2="0.294cm">
              <text:p/>
            </draw:line>
            <draw:line table:end-cell-address="Sheet1.AH7" table:end-x="0.102cm" table:end-y="0.406cm" draw:z-index="57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7">
            <text:p>7</text:p>
            <draw:line table:end-cell-address="Sheet1.AI7" table:end-x="0.076cm" table:end-y="0.406cm" draw:z-index="32" draw:name="直線コネクタ 5" draw:style-name="gr2" draw:text-style-name="P2" svg:x1="0.076cm" svg:y1="0.406cm" svg:x2="0.076cm" svg:y2="0.294cm">
              <text:p/>
            </draw:line>
            <draw:line table:end-cell-address="Sheet1.AI7" table:end-x="0.102cm" table:end-y="0.406cm" draw:z-index="58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8">
            <text:p>8</text:p>
            <draw:line table:end-cell-address="Sheet1.AJ8" table:end-x="0.102cm" table:end-y="0.074cm" draw:z-index="30" draw:name="直線コネクタ 9" draw:style-name="gr2" draw:text-style-name="P2" svg:x1="0.102cm" svg:y1="0.547cm" svg:x2="0.102cm" svg:y2="0.267cm">
              <text:p/>
            </draw:line>
            <draw:line table:end-cell-address="Sheet1.AJ7" table:end-x="0.102cm" table:end-y="0.406cm" draw:z-index="59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9">
            <text:p>9</text:p>
            <draw:line table:end-cell-address="Sheet1.AK7" table:end-x="0.076cm" table:end-y="0.406cm" draw:z-index="33" draw:name="直線コネクタ 5" draw:style-name="gr2" draw:text-style-name="P2" svg:x1="0.076cm" svg:y1="0.406cm" svg:x2="0.076cm" svg:y2="0.294cm">
              <text:p/>
            </draw:line>
            <draw:line table:end-cell-address="Sheet1.AK7" table:end-x="0.102cm" table:end-y="0.406cm" draw:z-index="60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10">
            <text:p>10</text:p>
            <draw:line table:end-cell-address="Sheet1.AL8" table:end-x="0.102cm" table:end-y="0.074cm" draw:z-index="31" draw:name="直線コネクタ 10" draw:style-name="gr2" draw:text-style-name="P2" svg:x1="0.102cm" svg:y1="0.547cm" svg:x2="0.102cm" svg:y2="0.267cm">
              <text:p/>
            </draw:line>
            <draw:line table:end-cell-address="Sheet1.AL7" table:end-x="0.102cm" table:end-y="0.406cm" draw:z-index="61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11">
            <text:p>11</text:p>
            <draw:line table:end-cell-address="Sheet1.AM7" table:end-x="0.076cm" table:end-y="0.406cm" draw:z-index="34" draw:name="直線コネクタ 5" draw:style-name="gr2" draw:text-style-name="P2" svg:x1="0.076cm" svg:y1="0.406cm" svg:x2="0.076cm" svg:y2="0.294cm">
              <text:p/>
            </draw:line>
            <draw:line table:end-cell-address="Sheet1.AM7" table:end-x="0.102cm" table:end-y="0.406cm" draw:z-index="62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12">
            <text:p>12</text:p>
            <draw:line table:end-cell-address="Sheet1.AN7" table:end-x="0.075cm" table:end-y="0.406cm" draw:z-index="29" draw:name="直線コネクタ 2" draw:style-name="gr2" draw:text-style-name="P2" svg:x1="0.075cm" svg:y1="0.406cm" svg:x2="0.075cm" svg:y2="0.294cm">
              <text:p/>
            </draw:line>
            <draw:line table:end-cell-address="Sheet1.AN7" table:end-x="0.102cm" table:end-y="0.406cm" draw:z-index="63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13">
            <text:p>13</text:p>
            <draw:line table:end-cell-address="Sheet1.AO7" table:end-x="0.076cm" table:end-y="0.406cm" draw:z-index="37" draw:name="直線コネクタ 5" draw:style-name="gr2" draw:text-style-name="P2" svg:x1="0.076cm" svg:y1="0.406cm" svg:x2="0.076cm" svg:y2="0.294cm">
              <text:p/>
            </draw:line>
            <draw:line table:end-cell-address="Sheet1.AO7" table:end-x="0.102cm" table:end-y="0.406cm" draw:z-index="64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14">
            <text:p>14</text:p>
            <draw:line table:end-cell-address="Sheet1.AP7" table:end-x="0.102cm" table:end-y="0.406cm" draw:z-index="35" draw:name="直線コネクタ 5" draw:style-name="gr2" draw:text-style-name="P2" svg:x1="0.102cm" svg:y1="0.406cm" svg:x2="0.102cm" svg:y2="0.294cm">
              <text:p/>
            </draw:line>
            <draw:line table:end-cell-address="Sheet1.AP7" table:end-x="0.102cm" table:end-y="0.406cm" draw:z-index="65" draw:name="直線コネクタ 5" draw:style-name="gr2" draw:text-style-name="P2" svg:x1="0.102cm" svg:y1="0.406cm" svg:x2="0.102cm" svg:y2="0.294cm">
              <text:p/>
            </draw:line>
          </table:table-cell>
          <table:table-cell table:style-name="ce8" office:value-type="float" office:value="15">
            <text:p>15</text:p>
            <draw:line table:end-cell-address="Sheet1.AQ7" table:end-x="0.101cm" table:end-y="0.406cm" draw:z-index="38" draw:name="直線コネクタ 5" draw:style-name="gr2" draw:text-style-name="P2" svg:x1="0.101cm" svg:y1="0.406cm" svg:x2="0.101cm" svg:y2="0.294cm">
              <text:p/>
            </draw:line>
            <draw:line table:end-cell-address="Sheet1.AQ7" table:end-x="0.101cm" table:end-y="0.406cm" draw:z-index="66" draw:name="直線コネクタ 5" draw:style-name="gr2" draw:text-style-name="P2" svg:x1="0.101cm" svg:y1="0.406cm" svg:x2="0.101cm" svg:y2="0.294cm">
              <text:p/>
            </draw:line>
          </table:table-cell>
          <table:table-cell table:style-name="ce16" table:number-columns-spanned="25" table:number-rows-spanned="17">
            <draw:line table:end-cell-address="Sheet1.AR7" table:end-x="0.075cm" table:end-y="0.406cm" draw:z-index="36" draw:name="直線コネクタ 9" draw:style-name="gr2" draw:text-style-name="P2" svg:x1="0.075cm" svg:y1="0.406cm" svg:x2="0.075cm" svg:y2="0.294cm">
              <text:p/>
            </draw:line>
            <draw:line table:end-cell-address="Sheet1.AR7" table:end-x="0.102cm" table:end-y="0.406cm" draw:z-index="67" draw:name="直線コネクタ 5" draw:style-name="gr2" draw:text-style-name="P2" svg:x1="0.102cm" svg:y1="0.406cm" svg:x2="0.102cm" svg:y2="0.294cm">
              <text:p/>
            </draw:line>
          </table:table-cell>
          <table:covered-table-cell table:number-columns-repeated="24" table:style-name="ce17"/>
          <table:table-cell table:style-name="ce2" table:number-columns-repeated="956"/>
        </table:table-row>
        <table:table-row table:style-name="ro1">
          <table:table-cell table:number-columns-repeated="8"/>
          <table:table-cell table:style-name="ce9" table:number-columns-repeated="5"/>
          <table:table-cell table:style-name="ce13" table:number-columns-repeated="2"/>
          <table:table-cell table:style-name="ce9" table:number-columns-repeated="5"/>
          <table:table-cell table:style-name="ce13" table:number-columns-repeated="2"/>
          <table:table-cell table:style-name="ce9" table:number-columns-repeated="5"/>
          <table:table-cell table:style-name="ce13" table:number-columns-repeated="2"/>
          <table:table-cell table:style-name="ce9" table:number-columns-repeated="5"/>
          <table:table-cell table:style-name="ce13" table:number-columns-repeated="2"/>
          <table:table-cell table:style-name="ce9" table:number-columns-repeated="5"/>
          <table:table-cell table:style-name="ce13" table:number-columns-repeated="2"/>
          <table:covered-table-cell table:number-columns-repeated="25" table:style-name="ce17"/>
          <table:table-cell table:number-columns-repeated="956"/>
        </table:table-row>
        <table:table-row table:style-name="ro1">
          <table:table-cell/>
          <table:table-cell table:style-name="ce5" office:value-type="string">
            <text:p>課題ａ</text:p>
          </table:table-cell>
          <table:table-cell table:number-columns-repeated="6"/>
          <table:table-cell table:style-name="ce10"/>
          <table:table-cell table:style-name="ce10">
            <draw:line table:end-cell-address="Sheet1.K9" table:end-x="0.128cm" table:end-y="0.268cm" draw:z-index="2" draw:name="直線コネクタ 14" draw:style-name="gr3" draw:text-style-name="P2" svg:x1="0.102cm" svg:y1="0.268cm" svg:x2="0.856cm" svg:y2="0.268cm">
              <text:p/>
            </draw:line>
            <draw:custom-shape table:end-cell-address="Sheet1.J9" table:end-x="0.496cm" table:end-y="0.37cm" draw:z-index="68" draw:name="円/楕円 27" draw:style-name="gr1" draw:text-style-name="P1" svg:width="0.13cm" svg:height="0.155cm" svg:x="0.366cm" svg:y="0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10" table:number-columns-repeated="3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1">
          <table:table-cell/>
          <table:table-cell table:style-name="ce6"/>
          <table:table-cell table:number-columns-repeated="6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2">
          <table:table-cell/>
          <table:table-cell office:value-type="string">
            <text:p>課題b</text:p>
          </table:table-cell>
          <table:table-cell table:number-columns-repeated="6"/>
          <table:table-cell table:style-name="ce10"/>
          <table:table-cell table:style-name="ce10">
            <draw:line table:end-cell-address="Sheet1.K11" table:end-x="0.102cm" table:end-y="0.239cm" draw:z-index="0" draw:name="直線コネクタ 14" draw:style-name="gr3" draw:text-style-name="P2" svg:x1="0.076cm" svg:y1="0.239cm" svg:x2="0.83cm" svg:y2="0.239cm">
              <text:p/>
            </draw:line>
            <draw:custom-shape table:end-cell-address="Sheet1.J11" table:end-x="0.496cm" table:end-y="0.29cm" draw:z-index="69" draw:name="円/楕円 27" draw:style-name="gr1" draw:text-style-name="P1" svg:width="0.13cm" svg:height="0.155cm" svg:x="0.366cm" svg:y="0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10" table:number-columns-repeated="3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1">
          <table:table-cell table:number-columns-repeated="8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2">
          <table:table-cell/>
          <table:table-cell office:value-type="string">
            <text:p>課題1</text:p>
          </table:table-cell>
          <table:table-cell table:number-columns-repeated="6"/>
          <table:table-cell table:style-name="ce10"/>
          <table:table-cell table:style-name="ce10">
            <draw:line table:end-cell-address="Sheet1.K13" table:end-x="0.102cm" table:end-y="0.319cm" draw:z-index="1" draw:name="直線コネクタ 14" draw:style-name="gr3" draw:text-style-name="P2" svg:x1="0.076cm" svg:y1="0.319cm" svg:x2="0.83cm" svg:y2="0.319cm">
              <text:p/>
            </draw:line>
            <draw:custom-shape table:end-cell-address="Sheet1.J13" table:end-x="0.496cm" table:end-y="0.368cm" draw:z-index="70" draw:name="円/楕円 27" draw:style-name="gr1" draw:text-style-name="P1" svg:width="0.13cm" svg:height="0.155cm" svg:x="0.366cm" svg:y="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10" table:number-columns-repeated="3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1">
          <table:table-cell table:number-columns-repeated="8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2">
          <table:table-cell/>
          <table:table-cell office:value-type="string">
            <text:p>課題2</text:p>
          </table:table-cell>
          <table:table-cell table:number-columns-repeated="6"/>
          <table:table-cell table:style-name="ce10" table:number-columns-repeated="2"/>
          <table:table-cell table:style-name="ce10">
            <draw:line table:end-cell-address="Sheet1.M15" table:end-x="0.128cm" table:end-y="0.294cm" draw:z-index="7" draw:name="直線コネクタ 14" draw:style-name="gr3" draw:text-style-name="P2" svg:x1="0.075cm" svg:y1="0.294cm" svg:x2="1.583cm" svg:y2="0.294cm">
              <text:p/>
            </draw:line>
          </table:table-cell>
          <table:table-cell table:style-name="ce10">
            <draw:custom-shape table:end-cell-address="Sheet1.L15" table:end-x="0.496cm" table:end-y="0.368cm" draw:z-index="71" draw:name="円/楕円 27" draw:style-name="gr1" draw:text-style-name="P1" svg:width="0.13cm" svg:height="0.155cm" svg:x="0.366cm" svg:y="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10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1">
          <table:table-cell/>
          <table:table-cell table:style-name="ce6"/>
          <table:table-cell table:number-columns-repeated="6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2">
          <table:table-cell/>
          <table:table-cell office:value-type="string">
            <text:p>課題3</text:p>
          </table:table-cell>
          <table:table-cell table:number-columns-repeated="6"/>
          <table:table-cell table:style-name="ce10" table:number-columns-repeated="4"/>
          <table:table-cell table:style-name="ce10">
            <draw:line table:end-cell-address="Sheet1.U17" table:end-x="0.009cm" table:end-y="0.269cm" draw:z-index="72" draw:name="直線コネクタ 14" draw:style-name="gr3" draw:text-style-name="P2" svg:x1="0.075cm" svg:y1="0.269cm" svg:x2="5.829cm" svg:y2="0.269cm">
              <text:p/>
            </draw:line>
          </table:table-cell>
          <table:table-cell table:style-name="ce14" table:number-columns-repeated="2"/>
          <table:table-cell table:style-name="ce10" table:number-columns-repeated="4"/>
          <table:table-cell table:style-name="ce10">
            <draw:custom-shape table:end-cell-address="Sheet1.T17" table:end-x="0.417cm" table:end-y="0.343cm" draw:z-index="73" draw:name="円/楕円 27" draw:style-name="gr1" draw:text-style-name="P1" svg:width="0.13cm" svg:height="0.155cm" svg:x="0.287cm" svg:y="0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3">
          <table:table-cell table:number-columns-repeated="8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2">
          <table:table-cell/>
          <table:table-cell office:value-type="string">
            <text:p>課題4</text:p>
          </table:table-cell>
          <table:table-cell table:number-columns-repeated="6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>
            <draw:line table:end-cell-address="Sheet1.AI19" table:end-x="0.009cm" table:end-y="0.347cm" draw:z-index="74" draw:name="直線コネクタ 14" draw:style-name="gr3" draw:text-style-name="P2" svg:x1="0.102cm" svg:y1="0.347cm" svg:x2="8.739cm" svg:y2="0.347cm">
              <text:p/>
            </draw:line>
          </table:table-cell>
          <table:table-cell table:style-name="ce10" table:number-columns-repeated="4"/>
          <table:table-cell table:style-name="ce14" table:number-columns-repeated="2"/>
          <table:table-cell table:style-name="ce10" table:number-columns-repeated="4"/>
          <table:table-cell table:style-name="ce10">
            <draw:custom-shape table:end-cell-address="Sheet1.AH19" table:end-x="0.418cm" table:end-y="0.421cm" draw:z-index="75" draw:name="円/楕円 27" draw:style-name="gr1" draw:text-style-name="P1" svg:width="0.13cm" svg:height="0.155cm" svg:x="0.288cm" svg:y="0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1">
          <table:table-cell table:number-columns-repeated="8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1">
          <table:table-cell table:number-columns-repeated="8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1">
          <table:table-cell table:number-columns-repeated="8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1">
          <table:table-cell table:number-columns-repeated="8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table-cell table:style-name="ce10" table:number-columns-repeated="5"/>
          <table:table-cell table:style-name="ce14" table:number-columns-repeated="2"/>
          <table:covered-table-cell table:number-columns-repeated="25" table:style-name="ce17"/>
          <table:table-cell table:number-columns-repeated="956"/>
        </table:table-row>
        <table:table-row table:style-name="ro1" table:number-rows-repeated="2">
          <table:table-cell table:number-columns-repeated="9"/>
          <table:table-cell table:style-name="ce12" table:number-columns-repeated="39"/>
          <table:table-cell table:number-columns-repeated="976"/>
        </table:table-row>
        <table:table-row table:style-name="ro1">
          <table:table-cell/>
          <table:table-cell table:style-name="ce3"/>
          <table:table-cell table:number-columns-repeated="8"/>
          <table:table-cell table:style-name="ce12" table:number-columns-repeated="38"/>
          <table:table-cell table:number-columns-repeated="976"/>
        </table:table-row>
        <table:table-row table:style-name="ro1" table:number-rows-repeated="25">
          <table:table-cell table:number-columns-repeated="9"/>
          <table:table-cell table:style-name="ce12" table:number-columns-repeated="39"/>
          <table:table-cell table:number-columns-repeated="97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text>¥</number:text>
      <number:number number:decimal-places="0" number:min-integer-digits="1" number:grouping="true"/>
    </number:number-style>
    <number:number-style style:name="N8108" number:language="ja" number:country="JP">
      <number:text>-¥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2" number:min-integer-digits="1" number:grouping="true"/>
    </number:number-style>
    <number:number-style style:name="N8110" number:language="ja" number:country="JP">
      <number:text>-¥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3" number:language="ja" number:country="JP">
      <number:day number:style="long"/>
      <number:text>-</number:text>
      <number:month number:textual="true"/>
    </number:date-style>
    <number:date-style style:name="N8114" number:language="ja" number:country="JP">
      <number:month number:textual="true"/>
      <number:text>-</number:text>
      <number:year/>
    </number:date-style>
    <number:time-style style:name="N8115" number:language="ja" number:country="JP">
      <number:hours/>
      <number:text>:</number:text>
      <number:minutes number:style="long"/>
      <number:text> </number:text>
      <number:am-pm/>
    </number:time-style>
    <number:time-style style:name="N8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8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7" number:language="ja" number:country="JP">
      <number:hours/>
      <number:text>時</number:text>
      <number:minutes number:style="long"/>
      <number:text>分</number:text>
    </number:time-style>
    <number:time-style style:name="N8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9" number:language="ja" number:country="JP">
      <number:year number:style="long"/>
      <number:text>年</number:text>
      <number:month number:style="long"/>
      <number:text>月</number:text>
    </number:date-style>
    <number:date-style style:name="N8130" number:language="ja" number:country="JP">
      <number:month number:style="long"/>
      <number:text>月</number:text>
      <number:day number:style="long"/>
      <number:text>日</number:text>
    </number:date-style>
    <number:number-style style:name="N8131P0" style:volatile="true" number:language="ja" number:country="JP">
      <number:number number:decimal-places="0" number:min-integer-digits="1" number:grouping="true"/>
    </number:number-style>
    <number:number-style style:name="N8131" number:language="ja" number:country="JP">
      <number:text>-</number:text>
      <number:number number:decimal-places="0" number:min-integer-digits="1" number:grouping="true"/>
      <style:map style:condition="value()&gt;=0" style:apply-style-name="N8131P0"/>
    </number:number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> </number:text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2015/11/25</text:date>, <text:time>09:44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" meta:object-count="76"/>
    <meta:generator>OpenOffice/4.1.1$Win32 OpenOffice.org_project/411m6$Build-9775</meta:generator>
  </office:meta>
</office:document-meta>
</file>